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8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view_backup_title</text:p>
          </table:table-cell>
          <table:table-cell table:style-name="ce4"/>
          <table:table-cell table:style-name="ce4" office:value-type="string">
            <text:p>View backup</text:p>
          </table:table-cell>
          <table:table-cell table:style-name="ce6" office:value-type="string">
            <text:p>檢視備份</text:p>
          </table:table-cell>
          <table:table-cell table:style-name="ce6" table:formula="of:=[.D27]" office:value-type="string" office:string-value="檢視備份">
            <text:p>檢視備份</text:p>
          </table:table-cell>
          <table:table-cell table:style-name="ce6" office:value-type="string">
            <text:p>检视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0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8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39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0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1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2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3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4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5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6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47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8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enable_title</text:p>
          </table:table-cell>
          <table:table-cell table:style-name="ce4"/>
          <table:table-cell table:style-name="ce4" office:value-type="string">
            <text:p>Schedule clear backup</text:p>
          </table:table-cell>
          <table:table-cell table:style-name="ce6" office:value-type="string">
            <text:p>定期清除備份</text:p>
          </table:table-cell>
          <table:table-cell table:style-name="ce6" table:formula="of:=[.D49]" office:value-type="string" office:string-value="定期清除備份">
            <text:p>定期清除備份</text:p>
          </table:table-cell>
          <table:table-cell table:style-name="ce6" office:value-type="string">
            <text:p>定期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emove after</text:p>
          </table:table-cell>
          <table:table-cell table:style-name="ce6" office:value-type="string">
            <text:p>保留期限</text:p>
          </table:table-cell>
          <table:table-cell table:style-name="ce6" table:formula="of:=[.D50]" office:value-type="string" office:string-value="保留期限">
            <text:p>保留期限</text:p>
          </table:table-cell>
          <table:table-cell table:style-name="ce6" office:value-type="string">
            <text:p>保留期限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最少保留份數</text:p>
          </table:table-cell>
          <table:table-cell table:style-name="ce6" table:formula="of:=[.D52]" office:value-type="string" office:string-value="最少保留份數">
            <text:p>最少保留份數</text:p>
          </table:table-cell>
          <table:table-cell table:style-name="ce6" office:value-type="string">
            <text:p>最少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ize_calc_title</text:p>
          </table:table-cell>
          <table:table-cell table:style-name="ce4"/>
          <table:table-cell table:style-name="ce4" office:value-type="string">
            <text:p>Calculating...</text:p>
          </table:table-cell>
          <table:table-cell table:style-name="ce6" office:value-type="string">
            <text:p>計算 …</text:p>
          </table:table-cell>
          <table:table-cell table:style-name="ce6" table:formula="of:=[.D61]" office:value-type="string" office:string-value="計算 …">
            <text:p>計算 …</text:p>
          </table:table-cell>
          <table:table-cell table:style-name="ce6" office:value-type="string">
            <text:p>计算 …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7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5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7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9]" office:value-type="string" office:string-value="關於應用程式">
            <text:p>關於應用程式</text:p>
          </table:table-cell>
          <table:table-cell table:style-name="ce3" office:value-type="string">
            <text:p>关于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40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1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4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6" table:formula="of:=[.D145]" office:value-type="string" office:string-value="market://details?id=%s">
            <text:p>market://details?id=%s</text:p>
          </table:table-cell>
          <table:table-cell table:style-name="ce3" table:formula="of:=[.$C145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6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7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6" table:formula="of:=[.D148]" office:value-type="string" office:string-value="http://touch.facebook.com/luzi82">
            <text:p>http://touch.facebook.com/luzi82</text:p>
          </table:table-cell>
          <table:table-cell table:style-name="ce3" table:formula="of:=[.$C148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50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6" table:formula="of:=[.D151]" office:value-type="string" office:string-value="http://luzi82-swp.blogspot.com/">
            <text:p>http://luzi82-swp.blogspot.com/</text:p>
          </table:table-cell>
          <table:table-cell table:style-name="ce3" table:formula="of:=[.$C151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3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6" table:formula="of:=[.D154]" office:value-type="string" office:string-value="market://search?q=pub:luzi82">
            <text:p>market://search?q=pub:luzi82</text:p>
          </table:table-cell>
          <table:table-cell table:style-name="ce3" table:formula="of:=[.$C154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6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8]" office:value-type="string" office:string-value="luzi82@gmail.com">
            <text:p>luzi82@gmail.com</text:p>
          </table:table-cell>
          <table:table-cell table:style-name="ce3" table:formula="of:=[.D158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F15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6" table:formula="of:=[.D158]" office:value-type="string" office:string-value="luzi82@gmail.com">
            <text:p>luzi82@gmail.com</text:p>
          </table:table-cell>
          <table:table-cell table:style-name="ce3" table:formula="of:=[.$C15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60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2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5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6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7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7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7T08:11:49</dc:date>
    <meta:creation-date>2010-03-25T20:09:41Z</meta:creation-date>
    <meta:editing-cycles>175</meta:editing-cycles>
    <meta:editing-duration>P2DT5H59M44S</meta:editing-duration>
    <meta:generator>LibreOffice/3.5$Linux_X86_64 LibreOffice_project/350m1$Build-2</meta:generator>
    <meta:document-statistic meta:table-count="3" meta:cell-count="499" meta:object-count="0"/>
  </office:meta>
</office:document-meta>
</file>